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8343d" officeooo:paragraph-rsid="0008343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normal" officeooo:rsid="000a1bca" officeooo:paragraph-rsid="000a1bca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08343d" officeooo:paragraph-rsid="0008343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officeooo:rsid="0008343d" officeooo:paragraph-rsid="0008343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8343d" officeooo:paragraph-rsid="000c5af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a1bca" officeooo:paragraph-rsid="000a1bc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e9cb3" officeooo:paragraph-rsid="000e9cb3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normal" officeooo:rsid="000a1bca" officeooo:paragraph-rsid="000a1bc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0c5af0" officeooo:paragraph-rsid="000c5af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0a1bca" officeooo:paragraph-rsid="000a1bca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08343d" officeooo:paragraph-rsid="0008343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paragraph-rsid="000a1bca" style:font-style-asian="normal" style:font-style-complex="normal"/>
    </style:style>
    <style:style style:name="P13" style:family="paragraph" style:parent-style-name="Standard" style:list-style-name="L1">
      <style:text-properties fo:font-style="italic" fo:font-weight="normal" officeooo:rsid="000a1bca" officeooo:paragraph-rsid="0008343d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style="italic" officeooo:rsid="000a1bca" officeooo:paragraph-rsid="000a1bca" style:font-style-asian="italic" style:font-style-complex="italic"/>
    </style:style>
    <style:style style:name="P15" style:family="paragraph" style:parent-style-name="Standard" style:list-style-name="L2">
      <style:text-properties fo:font-style="italic" style:text-underline-style="none" fo:font-weight="normal" officeooo:rsid="000c5af0" officeooo:paragraph-rsid="000c5af0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normal" fo:font-weight="normal" officeooo:rsid="0008343d" officeooo:paragraph-rsid="0008343d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fo:font-weight="normal" officeooo:rsid="0008343d" officeooo:paragraph-rsid="0008343d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fo:font-style="normal" fo:font-weight="normal" officeooo:rsid="000a1bca" officeooo:paragraph-rsid="000a1bca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0a1bca" officeooo:paragraph-rsid="000a1bca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text-properties fo:font-style="normal" fo:font-weight="normal" officeooo:rsid="000a1bca" officeooo:paragraph-rsid="000a1bca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text-properties fo:font-style="normal" fo:font-weight="normal" officeooo:rsid="000c5af0" officeooo:paragraph-rsid="000c5af0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text-properties fo:font-style="normal" fo:font-weight="normal" officeooo:rsid="000c5af0" officeooo:paragraph-rsid="000a1bca" style:font-style-asian="normal" style:font-weight-asian="normal" style:font-style-complex="normal" style:font-weight-complex="normal"/>
    </style:style>
    <style:style style:name="P23" style:family="paragraph" style:parent-style-name="Standard" style:list-style-name="L5">
      <style:text-properties fo:font-style="normal" fo:font-weight="normal" officeooo:rsid="000c5af0" officeooo:paragraph-rsid="000c5af0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fo:font-style="normal" fo:font-weight="normal" officeooo:rsid="000a2f6f" officeooo:paragraph-rsid="000a2f6f" style:font-style-asian="normal" style:font-weight-asian="normal" style:font-style-complex="normal" style:font-weight-complex="normal"/>
    </style:style>
    <style:style style:name="P25" style:family="paragraph" style:parent-style-name="Standard" style:list-style-name="L5">
      <style:text-properties fo:font-style="normal" fo:font-weight="normal" officeooo:rsid="000f53fe" officeooo:paragraph-rsid="000a1bca" style:font-style-asian="normal" style:font-weight-asian="normal" style:font-style-complex="normal" style:font-weight-complex="normal"/>
    </style:style>
    <style:style style:name="P26" style:family="paragraph" style:parent-style-name="Standard" style:list-style-name="L5">
      <style:text-properties fo:font-style="normal" fo:font-weight="normal" officeooo:rsid="000d23e1" officeooo:paragraph-rsid="000d23e1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text-properties fo:font-style="normal" style:text-underline-style="none" fo:font-weight="normal" officeooo:rsid="000c5af0" officeooo:paragraph-rsid="000c5af0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fo:font-style="normal" style:text-underline-style="none" fo:font-weight="normal" officeooo:rsid="000d23e1" officeooo:paragraph-rsid="000d23e1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fo:font-style="normal" style:text-underline-style="none" fo:font-weight="normal" officeooo:rsid="000f53fe" officeooo:paragraph-rsid="000f53fe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fo:font-style="normal" fo:font-weight="bold" officeooo:rsid="0008343d" officeooo:paragraph-rsid="0008343d" style:font-style-asian="normal" style:font-weight-asian="bold" style:font-style-complex="normal" style:font-weight-complex="bold"/>
    </style:style>
    <style:style style:name="P31" style:family="paragraph" style:parent-style-name="Standard" style:list-style-name="L4">
      <style:text-properties fo:font-style="normal" style:text-underline-style="solid" style:text-underline-width="auto" style:text-underline-color="font-color" fo:font-weight="normal" officeooo:rsid="000f53fe" officeooo:paragraph-rsid="000f53fe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text-properties officeooo:rsid="0008343d" officeooo:paragraph-rsid="0008343d"/>
    </style:style>
    <style:style style:name="P33" style:family="paragraph" style:parent-style-name="Standard" style:list-style-name="L1">
      <style:text-properties officeooo:rsid="000a1bca" officeooo:paragraph-rsid="000a1bca"/>
    </style:style>
    <style:style style:name="P34" style:family="paragraph" style:parent-style-name="Standard" style:list-style-name="L3">
      <style:text-properties officeooo:paragraph-rsid="0008343d"/>
    </style:style>
    <style:style style:name="P35" style:family="paragraph" style:parent-style-name="Standard" style:list-style-name="L4">
      <style:text-properties style:text-underline-style="none" fo:font-weight="normal" officeooo:rsid="000a1bca" officeooo:paragraph-rsid="000a1bca" style:font-weight-asian="normal" style:font-weight-complex="normal"/>
    </style:style>
    <style:style style:name="P36" style:family="paragraph" style:parent-style-name="Standard" style:list-style-name="L4">
      <style:text-properties style:text-underline-style="none" fo:font-weight="normal" officeooo:rsid="000c5af0" officeooo:paragraph-rsid="000c5af0" style:font-weight-asian="normal" style:font-weight-complex="normal"/>
    </style:style>
    <style:style style:name="P37" style:family="paragraph" style:parent-style-name="Standard" style:list-style-name="L4">
      <style:text-properties style:text-underline-style="none" fo:font-weight="normal" officeooo:rsid="000d23e1" officeooo:paragraph-rsid="000d23e1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08343d" officeooo:paragraph-rsid="0008343d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0e9cb3" officeooo:paragraph-rsid="000e9cb3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0f53fe" officeooo:paragraph-rsid="000f53fe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0a1bca" officeooo:paragraph-rsid="000a1bca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111a1b" officeooo:paragraph-rsid="00111a1b" style:font-weight-asian="normal" style:font-weight-complex="normal"/>
    </style:style>
    <style:style style:name="P43" style:family="paragraph" style:parent-style-name="Standard" style:list-style-name="L5">
      <style:text-properties officeooo:rsid="000d23e1" officeooo:paragraph-rsid="000d23e1"/>
    </style:style>
    <style:style style:name="P44" style:family="paragraph" style:parent-style-name="Standard" style:list-style-name="L5">
      <style:text-properties officeooo:rsid="000e9cb3" officeooo:paragraph-rsid="000e9cb3"/>
    </style:style>
    <style:style style:name="P45" style:family="paragraph" style:parent-style-name="Standard" style:list-style-name="L5">
      <style:text-properties officeooo:rsid="0016c65e" officeooo:paragraph-rsid="0016c65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a1bca" style:font-style-asian="normal" style:font-style-complex="normal"/>
    </style:style>
    <style:style style:name="T3" style:family="text">
      <style:text-properties fo:font-style="normal" officeooo:rsid="000c5af0" style:font-style-asian="normal" style:font-style-complex="normal"/>
    </style:style>
    <style:style style:name="T4" style:family="text">
      <style:text-properties fo:font-style="normal" officeooo:rsid="000d23e1" style:font-style-asian="normal" style:font-style-complex="normal"/>
    </style:style>
    <style:style style:name="T5" style:family="text">
      <style:text-properties fo:font-style="normal" officeooo:rsid="000e9cb3" style:font-style-asian="normal" style:font-style-complex="normal"/>
    </style:style>
    <style:style style:name="T6" style:family="text">
      <style:text-properties fo:font-style="normal" officeooo:rsid="000f53fe" style:font-style-asian="normal" style:font-style-complex="normal"/>
    </style:style>
    <style:style style:name="T7" style:family="text">
      <style:text-properties fo:font-style="normal" officeooo:rsid="0012caa1" style:font-style-asian="normal" style:font-style-complex="normal"/>
    </style:style>
    <style:style style:name="T8" style:family="text">
      <style:text-properties fo:font-style="normal" fo:font-weight="bold" officeooo:rsid="00011f61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8343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a1bca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a2f6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f53f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1fab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2caa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74b4" style:font-style-asian="normal" style:font-weight-asian="normal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8343d" style:font-weight-asian="normal" style:font-weight-complex="normal"/>
    </style:style>
    <style:style style:name="T19" style:family="text">
      <style:text-properties fo:font-style="italic" officeooo:rsid="000a1bca" style:font-style-asian="italic" style:font-style-complex="italic"/>
    </style:style>
    <style:style style:name="T20" style:family="text">
      <style:text-properties fo:font-style="italic" officeooo:rsid="000d23e1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a1bc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officeooo:rsid="000a1bca" style:font-style-asian="italic" style:font-weight-asian="bold" style:font-style-complex="italic" style:font-weight-complex="bold"/>
    </style:style>
    <style:style style:name="T24" style:family="text">
      <style:text-properties officeooo:rsid="000a1bca"/>
    </style:style>
    <style:style style:name="T25" style:family="text">
      <style:text-properties fo:font-weight="bold" officeooo:rsid="0011fab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5">Stand-ups</text:span><text:span text:style-name="T18">:</text:span></text:p>
      <text:p text:style-name="P2"/>
      <text:p text:style-name="P2">Andrew</text:p>
      <text:list xml:id="list3642104320" text:style-name="L1">
        <text:list-item>
          <text:p text:style-name="P13">Cabinet:</text:p>
          <text:list>
            <text:list-item>
              <text:p text:style-name="P16">Three options for cabinet</text:p>
              <text:list>
                <text:list-item>
                  <text:p text:style-name="P32"><text:span text:style-name="T9">3D printing - £1,000 (</text:span><text:span text:style-name="T21">University would cover it</text:span><text:span text:style-name="T9">)</text:span></text:p>
                  <text:list>
                    <text:list-item>
                      <text:p text:style-name="P16">~ 100 hours, lots of components and time</text:p>
                    </text:list-item>
                    <text:list-item>
                      <text:p text:style-name="P16">Also have option to print smaller parts</text:p>
                    </text:list-item>
                  </text:list>
                </text:list-item>
                <text:list-item>
                  <text:p text:style-name="P16">Buy a cabinet - £150</text:p>
                  <text:list>
                    <text:list-item>
                      <text:p text:style-name="P16">Does include joystick, and buttons</text:p>
                    </text:list-item>
                    <text:list-item>
                      <text:p text:style-name="P16">Small</text:p>
                    </text:list-item>
                    <text:list-item>
                      <text:p text:style-name="P16">Does not include Raspberry PI</text:p>
                    </text:list-item>
                  </text:list>
                </text:list-item>
                <text:list-item>
                  <text:p text:style-name="P16">Make our own</text:p>
                  <text:list>
                    <text:list-item>
                      <text:p text:style-name="P16">Could be made of wood or plastic(PVC)</text:p>
                    </text:list-item>
                  </text:list>
                </text:list-item>
              </text:list>
            </text:list-item>
          </text:list>
        </text:list-item>
      </text:list>
      <text:p text:style-name="P8">Conor</text:p>
      <text:list xml:id="list145013035225154" text:continue-numbering="true" text:style-name="L1">
        <text:list-header>
          <text:p text:style-name="P16"/>
        </text:list-header>
        <text:list-item>
          <text:p text:style-name="P14"><text:span text:style-name="T18">H</text:span><text:span text:style-name="T17">ardware</text:span></text:p>
          <text:list>
            <text:list-item>
              <text:p text:style-name="P18">Using joystick and buttons</text:p>
              <text:list>
                <text:list-item>
                  <text:p text:style-name="P18">Should be able to get ~£20</text:p>
                </text:list-item>
                <text:list-item>
                  <text:p text:style-name="P18">Unsure on screen size</text:p>
                </text:list-item>
                <text:list-item>
                  <text:p text:style-name="P33"><text:span text:style-name="T14">Need to ask about </text:span><text:span text:style-name="T9">Power supply</text:span></text:p>
                </text:list-item>
                <text:list-item>
                  <text:p text:style-name="P18">Lots of tutorials available for actual building of arcade</text:p>
                </text:list-item>
              </text:list>
            </text:list-item>
          </text:list>
        </text:list-item>
      </text:list>
      <text:p text:style-name="P6"/>
      <text:list xml:id="list145014141242684" text:continue-numbering="true" text:style-name="L1">
        <text:list-item>
          <text:p text:style-name="P33"><text:span text:style-name="T21">User stories</text:span><text:span text:style-name="T9">:</text:span></text:p>
          <text:list>
            <text:list-item>
              <text:p text:style-name="P18">Agree on function and non-fucntion requirements</text:p>
            </text:list-item>
            <text:list-item>
              <text:p text:style-name="P21">Updated file with new story</text:p>
            </text:list-item>
          </text:list>
        </text:list-item>
      </text:list>
      <text:p text:style-name="P6"/>
      <text:p text:style-name="P8">Ibrahim</text:p>
      <text:list xml:id="list145012936808292" text:continue-numbering="true" text:style-name="L1">
        <text:list-item>
          <text:p text:style-name="P33"><text:span text:style-name="T21">Software</text:span><text:span text:style-name="T9">:</text:span></text:p>
          <text:list>
            <text:list-item>
              <text:p text:style-name="P18">Any language we want</text:p>
              <text:list>
                <text:list-item>
                  <text:p text:style-name="P18">However, if we’re doing the web app, python is not an option</text:p>
                  <text:list>
                    <text:list-item>
                      <text:p text:style-name="P18">Javascript is more viable</text:p>
                    </text:list-item>
                    <text:list-item>
                      <text:p text:style-name="P33"><text:span text:style-name="T9">Web</text:span><text:span text:style-name="T12">JL</text:span></text:p>
                    </text:list-item>
                  </text:list>
                </text:list-item>
              </text:list>
            </text:list-item>
            <text:list-item>
              <text:p text:style-name="P18">It’s possible to write code in python, using unity to run on website</text:p>
              <text:list>
                <text:list-item>
                  <text:p text:style-name="P24">However, it make be lacking in some features. Not as full</text:p>
                </text:list-item>
              </text:list>
            </text:list-item>
            <text:list-item>
              <text:p text:style-name="P18">Gitlab shows code they used and conversation</text:p>
            </text:list-item>
            <text:list-item>
              <text:p text:style-name="P18">Decided makes the most sense to use Python</text:p>
            </text:list-item>
          </text:list>
        </text:list-item>
      </text:list>
      <text:p text:style-name="P3"><text:tab/></text:p>
      <text:p text:style-name="P9">Vishrut</text:p>
      <text:list xml:id="list3448692509" text:style-name="L2">
        <text:list-item>
          <text:p text:style-name="P15">Neural Network</text:p>
          <text:list>
            <text:list-item>
              <text:p text:style-name="P27">Believe it should be possible on Raspberry PI, if similar complexity to last years games </text:p>
            </text:list-item>
          </text:list>
        </text:list-item>
      </text:list>
      <text:p text:style-name="P3"/>
      <text:p text:style-name="P11">Game ideas:</text:p>
      <text:list xml:id="list462304063" text:style-name="L3">
        <text:list-item>
          <text:p text:style-name="P30">Stop the <text:span text:style-name="T24">Fire</text:span> game <text:span text:style-name="T24">(</text:span><text:span text:style-name="T22">Vishrut and Andrew</text:span><text:span text:style-name="T19">)</text:span></text:p>
          <text:list>
            <text:list-item>
              <text:p text:style-name="P17">Two options</text:p>
              <text:list>
                <text:list-item>
                  <text:p text:style-name="P17">AI causes fire</text:p>
                  <text:list>
                    <text:list-item>
                      <text:p text:style-name="P17">Train AI to spread fires, relative to winds</text:p>
                    </text:list-item>
                    <text:list-item>
                      <text:p text:style-name="P17">User tries to put out fires, as a plane</text:p>
                      <text:list>
                        <text:list-item>
                          <text:p text:style-name="P17">Picks up water points</text:p>
                          <text:list>
                            <text:list-item>
                              <text:p text:style-name="P19"><text:soft-page-break/>Difficulty decides how much water etc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Fires spread randomly at first</text:p>
                      <text:list>
                        <text:list-item>
                          <text:p text:style-name="P19">AI recognises fire</text:p>
                          <text:list>
                            <text:list-item>
                              <text:p text:style-name="P19">Figures out were to spread, based wet patches</text:p>
                            </text:list-item>
                            <text:list-item>
                              <text:p text:style-name="P19">Dumbed down by delay for difficulty level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>User causes fire and AI puts them out<text:tab/></text:p>
                  <text:list>
                    <text:list-item>
                      <text:p text:style-name="P19">Diffuctly decides time between watering, response time neural network</text:p>
                    </text:list-item>
                  </text:list>
                </text:list-item>
              </text:list>
            </text:list-item>
            <text:list-item>
              <text:p text:style-name="P19">Implement both options</text:p>
            </text:list-item>
            <text:list-item>
              <text:p text:style-name="P19">Both involve training AI to recognise to fire</text:p>
            </text:list-item>
          </text:list>
        </text:list-item>
        <text:list-item>
          <text:p text:style-name="P34"><text:span text:style-name="T11">(</text:span><text:span text:style-name="T23">See brief uploaded by Conor for other ideas</text:span><text:span text:style-name="T11">)</text:span><text:span text:style-name="T10"><text:tab/></text:span></text:p>
        </text:list-item>
      </text:list>
      <text:p text:style-name="P4"><text:tab/><text:tab/></text:p>
      <text:p text:style-name="P10">Other points of discussion:</text:p>
      <text:p text:style-name="P10"/>
      <text:list xml:id="list301055373" text:style-name="L4">
        <text:list-item>
          <text:p text:style-name="P35"><text:span text:style-name="T6">Decided e</text:span><text:span text:style-name="T1">veryone should be assigned as ‘heads’ for different parts of project, but everyone will still colabrate on every section</text:span></text:p>
        </text:list-item>
        <text:list-item>
          <text:p text:style-name="P36"><text:span text:style-name="T1">Explained how branching/</text:span><text:span text:style-name="T4">meerging</text:span><text:span text:style-name="T1"> should </text:span><text:span text:style-name="T4">work (</text:span><text:span text:style-name="T20">see CONTRIBUTING.md)</text:span></text:p>
        </text:list-item>
        <text:list-item>
          <text:p text:style-name="P36"><text:span text:style-name="T6">Will be </text:span><text:span text:style-name="T1">us</text:span><text:span text:style-name="T6">ing</text:span><text:span text:style-name="T1"> Gitlabs inhouse issues, boar</text:span><text:span text:style-name="T6">d</text:span><text:span text:style-name="T1">s etc. No need to use Trello or similar</text:span></text:p>
        </text:list-item>
        <text:list-item>
          <text:p text:style-name="P37"><text:span text:style-name="T1">Decided </text:span><text:a xlink:type="simple" xlink:href="http://arcade.academy/" text:style-name="Internet_20_link" text:visited-style-name="Visited_20_Internet_20_Link"><text:span text:style-name="T8">http://arcade.academy/</text:span></text:a><text:span text:style-name="T8"> </text:span><text:span text:style-name="T1">has potenial as our game development libray</text:span></text:p>
          <text:p text:style-name="P28"/>
        </text:list-item>
        <text:list-item>
          <text:p text:style-name="P31">Stand-ups:</text:p>
          <text:list>
            <text:list-item>
              <text:p text:style-name="P29">Will use Slack for a stand-up on Monday and Friday</text:p>
            </text:list-item>
            <text:list-item>
              <text:p text:style-name="P29">Stand-up on Wednesday durig PSD labs</text:p>
            </text:list-item>
          </text:list>
        </text:list-item>
      </text:list>
      <text:p text:style-name="P4"/>
      <text:p text:style-name="P11">Tasks for next meeting:</text:p>
      <text:list xml:id="list148395900" text:style-name="L5">
        <text:list-item>
          <text:p text:style-name="P38"><text:span text:style-name="T1">Andrew will ask 3D printing guy </text:span><text:span text:style-name="T2">in Engineering depart</text:span><text:span text:style-name="T5">ment</text:span></text:p>
        </text:list-item>
      </text:list>
      <text:p text:style-name="P7"/>
      <text:list xml:id="list145013017002050" text:continue-numbering="true" text:style-name="L5">
        <text:list-item>
          <text:p text:style-name="P39"><text:span text:style-name="T1">Conor will check Engineering stores for </text:span><text:span text:style-name="T6">potenial</text:span><text:span text:style-name="T1"> components</text:span></text:p>
        </text:list-item>
        <text:list-item>
          <text:p text:style-name="P40"><text:span text:style-name="T1">Conor will send further descriptions </text:span><text:span text:style-name="T7">for branching commands</text:span></text:p>
          <text:p text:style-name="P25"/>
        </text:list-item>
        <text:list-item>
          <text:p text:style-name="P20">Andrew will email Murray</text:p>
          <text:list>
            <text:list-item>
              <text:p text:style-name="P20">Sending game briefs</text:p>
            </text:list-item>
            <text:list-item>
              <text:p text:style-name="P41"><text:span text:style-name="T1">Decide for </text:span><text:span text:style-name="T3">time with </text:span><text:span text:style-name="T7">Skype </text:span><text:span text:style-name="T3">meeting</text:span></text:p>
            </text:list-item>
            <text:list-item>
              <text:p text:style-name="P42"><text:span text:style-name="T3">D</text:span><text:span text:style-name="T1">iscuss what times suit for bi-weekly </text:span><text:span text:style-name="T7">inperson-</text:span><text:span text:style-name="T1">meetings</text:span></text:p>
              <text:p text:style-name="P22"/>
            </text:list-item>
          </text:list>
        </text:list-item>
        <text:list-item>
          <text:p text:style-name="P39"><text:span text:style-name="T3">C</text:span><text:span text:style-name="T1">onor will work on more refined wireframes for arcade games</text:span></text:p>
        </text:list-item>
        <text:list-item>
          <text:p text:style-name="P23">Everyone will look into Neural Networks in Python</text:p>
        </text:list-item>
        <text:list-item>
          <text:p text:style-name="P26">Ibrahim will look into automated testing/continous intergration</text:p>
        </text:list-item>
        <text:list-item>
          <text:p text:style-name="P43"><text:span text:style-name="T9">Vishrut will check if arcade.academy/</text:span><text:span text:style-name="T15">PyGame</text:span><text:span text:style-name="T9"> is compatible for neural network</text:span></text:p>
        </text:list-item>
        <text:list-item>
          <text:p text:style-name="P44"><text:span text:style-name="T9">Vishrut will email Tim </text:span><text:span text:style-name="T13">and inquire about openstack</text:span></text:p>
        </text:list-item>
        <text:list-item>
          <text:p text:style-name="P45"><text:span text:style-name="T9">We are meeting with Viktor at poster session </text:span><text:span text:style-name="T16">at 3pm today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343d" officeooo:paragraph-rsid="000834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eeting 1 - Minu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3:40.294858865</meta:creation-date>
    <dc:date>2018-10-24T14:47:41.731377084</dc:date>
    <meta:editing-duration>PT23M58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2" meta:paragraph-count="82" meta:word-count="530" meta:character-count="2841" meta:non-whitespace-character-count="2452"/>
  </office:meta>
</office:document-meta>
</file>